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Arial2" svg:font-family="Arial" style:font-family-generic="modern" style:font-pitch="variable"/>
    <style:font-face style:name="Lucida Console" svg:font-family="'Lucida Console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font-size="20pt"/>
    </style:style>
    <style:style style:name="T1" style:family="text">
      <style:text-properties fo:color="#000000" style:text-outline="false" style:text-line-through-style="none" style:font-name="Arial1" fo:font-size="32pt" fo:font-style="normal" fo:text-shadow="none" style:text-underline-style="none" fo:font-weight="normal" style:letter-kerning="true" style:font-name-asian="Lucida Console1" style:font-size-asian="32pt" style:font-style-asian="normal" style:font-weight-asian="normal" style:font-name-complex="Lucida Console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Lucida Console1" fo:font-size="20pt" fo:font-style="normal" fo:text-shadow="none" style:text-underline-style="none" fo:font-weight="normal" style:letter-kerning="true" style:font-name-asian="Lucida Console1" style:font-size-asian="20pt" style:font-style-asian="normal" style:font-weight-asian="normal" style:font-name-complex="Lucida Consol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808080" style:text-outline="false" style:text-line-through-style="none" style:font-name="Courier New" fo:font-size="20pt" fo:font-style="italic" fo:text-shadow="none" style:text-underline-style="none" fo:font-weight="normal" style:letter-kerning="true" style:font-name-asian="Courier New" style:font-size-asian="20pt" style:font-style-asian="italic" style:font-weight-asian="normal" style:font-name-complex="Courier New" style:font-size-complex="2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Java FX deployment</text:p>
          </draw:text-box>
        </draw:frame>
        <draw:frame presentation:style-name="pr2" draw:layer="layout" svg:width="25.199cm" svg:height="12.179cm" svg:x="1.4cm" svg:y="4.914cm" presentation:class="subtitle">
          <draw:text-box>
            <text:p>Hvordan vi gjorde FX deployment på SK-prosjektet og hvordan vi burde ha gjort de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ik klient – FX 2/8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ern applikasjon</text:p>
              </text:list-item>
              <text:list-item>
                <text:p>Få brukere</text:p>
              </text:list-item>
              <text:list-item>
                <text:p>«Mønster»: Swing</text:p>
                <text:p/>
                <text:p/>
              </text:list-item>
              <text:list-item>
                <text:p>Ingen kode fra SK</text:p>
              </text:list-item>
              <text:list-item>
                <text:p>Samme prinsipp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ebstart (JNLP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rever signering siden 8u20 (Medium borte)</text:p>
                <text:list>
                  <text:list-item>
                    <text:p>I praksis også krav i Java 7 pga funksjonalitet</text:p>
                  </text:list-item>
                </text:list>
              </text:list-item>
              <text:list-item>
                <text:p>Stadig økt sikkerhet -&gt; merarbeid</text:p>
              </text:list-item>
              <text:list-item>
                <text:p>Signering og UTF-8 -&gt; <text:a xlink:href="http://bugs.java.com/bugdatabase/view_bug.do;jsessionid=11e07231d905073b31bccf1c0d186?bug_id=6695402" xlink:type="simple">bug siden 2008</text:a> (!)</text:p>
              </text:list-item>
              <text:list-item>
                <text:p><text:span text:style-name="T1">Demo (kryss fingrene...)</text:span></text:p>
                <text:p><text:span text:style-name="T2">javapackager -makeall -appclass no.rokaas.Main -name JfxBrowser -width 600 -height 600 -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Hvorfor ikke webstart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(kilde: </text:span><text:span text:style-name="T3"><text:a xlink:href="http://zenjava.com/javafx/maven/web-bundle.html" xlink:type="simple">http://zenjava.com/javafx/maven/web-bundle.html</text:a></text:span><text:span text:style-name="T3">)</text:span></text:p>
              </text:list-header>
              <text:list-item>
                <text:p>Buggy, frequent changes <text:span text:style-name="T3">(sikkerhetsoppdateringer)</text:span></text:p>
              </text:list-item>
              <text:list-item>
                <text:p>Poor user experience <text:span text:style-name="T3">(hvis java ikke er installert fra før) </text:span></text:p>
              </text:list-item>
              <text:list-item>
                <text:p>System-wide JRE <text:span text:style-name="T3">(kan ikke ha to apps med hver sin JRE)</text:span></text:p>
              </text:list-item>
              <text:list-item>
                <text:p>Default auto-updating <text:span text:style-name="T3">(er du </text:span><text:span text:style-name="T4">sikker</text:span><text:span text:style-name="T3"> på at app'en funker med j8uX)</text:span></text:p>
              </text:list-item>
              <text:list-item>
                <text:p>Do you want to update? <text:span text:style-name="T3">(bruker blir spurt, uten å skjønne hvorfor)</text:span></text:p>
              </text:list-item>
              <text:list-item>
                <text:p>Browser plugin dependent <text:span text:style-name="T3">(stadig mindre populært)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Nativ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nebygd støtte i j8 (javapackager deploy -native)</text:p>
              </text:list-item>
              <text:list-item>
                <text:p>javafx-maven-plugin wrapper denne</text:p>
                <text:list>
                  <text:list-item>
                    <text:p><text:a xlink:href="http://zenjava.com/javafx/maven/" xlink:type="simple">http://zenjava.com/javafx/maven/</text:a></text:p>
                  </text:list-item>
                </text:list>
              </text:list-item>
              <text:list-item>
                <text:p>Signering støttet, men ikke nødvendig i vårt case</text:p>
              </text:list-item>
              <text:list-item>
                <text:p>Krever installer for målplattform</text:p>
                <text:list>
                  <text:list-item>
                    <text:p>Windows: Inno (får exe) og/eller WiX (får msi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Javafx-maven-plugi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urrent supported features:</text:p>
              </text:list-header>
              <text:list-item>
                <text:p>Building executable JARs of your application</text:p>
              </text:list-item>
              <text:list-item>
                <text:p>Building native installers (MSI, EXE, RPM, DMG) with a co-bundled JRE</text:p>
              </text:list-item>
              <text:list-item>
                <text:p>Building web (applet and webstart) distribution bundles</text:p>
              </text:list-item>
              <text:list-item>
                <text:p>Signing JAR files to avoid the JRE sandbox when running in a browser</text:p>
              </text:list-item>
              <text:list-item>
                <text:p>Demo! <text:s text:c="2"/><text:span text:style-name="T5">mvn clean jfx:nativ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Arial2" svg:font-family="Arial" style:font-family-generic="modern" style:font-pitch="variable"/>
    <style:font-face style:name="Lucida Console" svg:font-family="'Lucida Console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ingen_20_linje" style:display-name="Objekt uten fyll og ingen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8T20:09:34.222000000</meta:creation-date>
    <dc:date>2015-01-26T23:01:04.071000000</dc:date>
    <meta:editing-duration>P1DT3H45M18S</meta:editing-duration>
    <meta:editing-cycles>16</meta:editing-cycles>
    <meta:generator>LibreOffice/4.1.4.2$Windows_x86 LibreOffice_project/0a0440ccc0227ad9829de5f46be37cfb6edcf72</meta:generator>
    <meta:document-statistic meta:object-count="45"/>
  </office:meta>
</office:document-meta>
</file>